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Display O" svg:font-family="'Linux Libertine Display O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626in"/>
    </style:style>
    <style:style style:name="co2" style:family="table-column">
      <style:table-column-properties fo:break-before="auto" style:column-width="2.4071in"/>
    </style:style>
    <style:style style:name="co3" style:family="table-column">
      <style:table-column-properties fo:break-before="auto" style:column-width="0.5945in"/>
    </style:style>
    <style:style style:name="co4" style:family="table-column">
      <style:table-column-properties fo:break-before="auto" style:column-width="0.5654in"/>
    </style:style>
    <style:style style:name="co5" style:family="table-column">
      <style:table-column-properties fo:break-before="auto" style:column-width="0.4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0.69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1252in"/>
    </style:style>
    <style:style style:name="co10" style:family="table-column">
      <style:table-column-properties fo:break-before="auto" style:column-width="0.3409in"/>
    </style:style>
    <style:style style:name="ro1" style:family="table-row">
      <style:table-row-properties style:row-height="0.2634in" fo:break-before="auto" style:use-optimal-row-height="false"/>
    </style:style>
    <style:style style:name="ro2" style:family="table-row">
      <style:table-row-properties style:row-height="0.140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de" number:country="DE">
      <number:number number:min-integer-digits="1"/>
    </number:number-style>
    <number:date-style style:name="N10030" number:language="de" number:country="DE" number:automatic-order="true" number:format-source="language">
      <number:day/>
      <number:text>.</number:text>
      <number:month/>
      <number:text>.</number:text>
      <number:year/>
    </number:date-style>
    <number:text-style style:name="N10100" number:language="de" number:country="DE">
      <number:text-content/>
    </number:text-style>
    <style:style style:name="ce1" style:family="table-cell" style:parent-style-name="Default" style:data-style-name="N10000">
      <style:table-cell-properties fo:background-color="#666666"/>
      <style:text-properties fo:color="#eeeeee" style:font-name="Linux Libertine Display O"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000">
      <style:table-cell-properties fo:background-color="#808080" style:text-align-source="fix" style:repeat-content="false" style:vertical-align="middle"/>
      <style:paragraph-properties fo:text-align="center"/>
      <style:text-properties fo:color="#eeeeee" style:font-name="Linux Libertine Display O" fo:font-size="8pt" fo:font-weight="bold" style:font-size-asian="8pt" style:font-weight-asian="bold" style:font-size-complex="8pt" style:font-weight-complex="bold"/>
    </style:style>
    <style:style style:name="ce3" style:family="table-cell" style:parent-style-name="Default" style:data-style-name="N10000">
      <style:table-cell-properties fo:background-color="#dddddd"/>
      <style:text-properties style:font-name="Linux Libertine Display O" fo:font-size="8pt" fo:font-weight="normal" style:font-size-asian="8pt" style:font-weight-asian="normal" style:font-size-complex="8pt" style:font-weight-complex="normal"/>
    </style:style>
    <style:style style:name="ce4" style:family="table-cell" style:parent-style-name="Default" style:data-style-name="N10000">
      <style:table-cell-properties fo:background-color="#b2b2b2"/>
      <style:text-properties style:font-name="Linux Libertine Display O" fo:font-size="8pt" fo:font-weight="normal" style:font-size-asian="8pt" style:font-weight-asian="normal" style:font-size-complex="8pt" style:font-weight-complex="normal"/>
    </style:style>
    <style:style style:name="ce5" style:family="table-cell" style:parent-style-name="Default" style:data-style-name="N10000">
      <style:table-cell-properties fo:background-color="#dddddd" fo:wrap-option="wrap"/>
      <style:text-properties style:use-window-font-color="true" style:text-outline="false" style:text-line-through-style="none" style:text-line-through-type="none" style:font-name="Linux Libertine Display 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00">
      <style:table-cell-properties fo:background-color="transparent"/>
      <style:text-properties style:font-name="Linux Libertine Display O" fo:font-size="8pt" style:font-size-asian="8pt" style:font-size-complex="8pt"/>
    </style:style>
    <style:style style:name="ce7" style:family="table-cell" style:parent-style-name="Default" style:data-style-name="N10000">
      <style:table-cell-properties fo:background-color="transparent"/>
    </style:style>
    <style:style style:name="ce8" style:family="table-cell" style:parent-style-name="Default" style:data-style-name="N10000">
      <style:table-cell-properties fo:background-color="#666666" fo:wrap-option="wrap"/>
      <style:text-properties fo:color="#eeeeee" style:text-outline="false" style:text-line-through-style="none" style:text-line-through-type="none" style:font-name="Linux Libertine Display O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0000">
      <style:table-cell-properties fo:background-color="#808080" fo:wrap-option="wrap"/>
      <style:text-properties fo:color="#eeeeee" style:text-outline="false" style:text-line-through-style="none" style:text-line-through-type="none" style:font-name="Linux Libertine Display 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00">
      <style:table-cell-properties fo:background-color="#b2b2b2" fo:wrap-option="wrap"/>
      <style:text-properties style:use-window-font-color="true" style:text-outline="false" style:text-line-through-style="none" style:text-line-through-type="none" style:font-name="Linux Libertine Display 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00">
      <style:text-properties style:font-name="Linux Libertine Display O" fo:font-size="8pt" fo:font-weight="normal" style:font-size-asian="8pt" style:font-weight-asian="normal" style:font-size-complex="8pt" style:font-weight-complex="normal"/>
    </style:style>
    <style:style style:name="ce12" style:family="table-cell" style:parent-style-name="Default" style:data-style-name="N10000">
      <style:table-cell-properties fo:background-color="transparent"/>
      <style:text-properties style:font-name="Linux Libertine Display O"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10000">
      <style:table-cell-properties fo:background-color="#666666" style:text-align-source="fix" style:repeat-content="false" fo:wrap-option="wrap"/>
      <style:paragraph-properties fo:text-align="center" fo:margin-left="0in"/>
      <style:text-properties fo:color="#eeeeee" style:text-outline="false" style:text-line-through-style="none" style:text-line-through-type="none" style:font-name="Linux Libertine Display O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10000">
      <style:table-cell-properties fo:background-color="#808080" style:text-align-source="fix" style:repeat-content="false" fo:wrap-option="wrap"/>
      <style:paragraph-properties fo:text-align="center" fo:margin-left="0in"/>
      <style:text-properties fo:color="#eeeeee" style:text-outline="false" style:text-line-through-style="none" style:text-line-through-type="none" style:font-name="Linux Libertine Display 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4">
      <style:table-cell-properties fo:background-color="#dddddd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nux Libertine Display 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4">
      <style:table-cell-properties fo:background-color="#b2b2b2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nux Libertine Display 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nux Libertine Display O" fo:font-size="8pt" fo:font-weight="normal" style:font-size-asian="8pt" style:font-weight-asian="normal" style:font-size-complex="8pt" style:font-weight-complex="normal"/>
    </style:style>
    <style:style style:name="ce19" style:family="table-cell" style:parent-style-name="Default" style:data-style-name="N122">
      <style:table-cell-properties fo:background-color="#b2b2b2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nux Libertine Display 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22">
      <style:table-cell-properties fo:background-color="#dddddd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nux Libertine Display 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22">
      <style:table-cell-properties fo:background-color="#cccccc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nux Libertine Display 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00">
      <style:table-cell-properties fo:background-color="#b2b2b2" style:text-align-source="fix" style:repeat-content="false" style:vertical-align="middle"/>
      <style:paragraph-properties fo:text-align="center" fo:margin-left="0in"/>
      <style:text-properties fo:color="#eeeeee" style:font-name="Linux Libertine Display O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000">
      <style:table-cell-properties fo:background-color="#dddddd" style:text-align-source="fix" style:repeat-content="false"/>
      <style:paragraph-properties fo:text-align="center" fo:margin-left="0in"/>
      <style:text-properties style:font-name="Linux Libertine Display O" fo:font-size="8pt" style:font-size-asian="8pt" style:font-size-complex="8pt"/>
    </style:style>
    <style:style style:name="ce24" style:family="table-cell" style:parent-style-name="Default" style:data-style-name="N10000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Linux Libertine Display O" fo:font-size="8pt" style:font-size-asian="8pt" style:font-size-complex="8pt"/>
    </style:style>
    <style:style style:name="ce25" style:family="table-cell" style:parent-style-name="Default" style:data-style-name="N10000">
      <style:table-cell-properties fo:background-color="#999999" style:text-align-source="fix" style:repeat-content="false"/>
      <style:paragraph-properties fo:text-align="center" fo:margin-left="0in"/>
      <style:text-properties fo:color="#eeeeee" style:font-name="Linux Libertine Display O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8" style:family="table-cell" style:parent-style-name="Default" style:data-style-name="N10100">
      <style:table-cell-properties fo:background-color="#666666" style:text-align-source="fix" style:repeat-content="false" fo:wrap-option="wrap"/>
      <style:paragraph-properties fo:text-align="center" fo:margin-left="0in"/>
      <style:text-properties fo:color="#eeeeee" style:text-outline="false" style:text-line-through-style="none" style:text-line-through-type="none" style:font-name="Linux Libertine Display O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10100">
      <style:table-cell-properties fo:background-color="#808080" style:text-align-source="fix" style:repeat-content="false" fo:wrap-option="wrap"/>
      <style:paragraph-properties fo:text-align="center" fo:margin-left="0in"/>
      <style:text-properties fo:color="#eeeeee" style:text-outline="false" style:text-line-through-style="none" style:text-line-through-type="none" style:font-name="Linux Libertine Display 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4">
      <style:table-cell-properties fo:background-color="#b2b2b2" style:text-align-source="fix" style:repeat-content="false"/>
      <style:paragraph-properties fo:text-align="center" fo:margin-left="0in"/>
      <style:text-properties style:font-name="Linux Libertine Display O" fo:font-size="8pt" fo:font-weight="normal" style:font-size-asian="8pt" style:font-weight-asian="normal" style:font-size-complex="8pt" style:font-weight-complex="normal"/>
    </style:style>
    <style:style style:name="ce31" style:family="table-cell" style:parent-style-name="Default" style:data-style-name="N104">
      <style:table-cell-properties fo:background-color="#dddddd" style:text-align-source="fix" style:repeat-content="false"/>
      <style:paragraph-properties fo:text-align="center" fo:margin-left="0in"/>
      <style:text-properties style:font-name="Linux Libertine Display O" fo:font-size="8pt" fo:font-weight="normal" style:font-size-asian="8pt" style:font-weight-asian="normal" style:font-size-complex="8pt" style:font-weight-complex="normal"/>
    </style:style>
    <style:style style:name="ce32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nux Libertine Display O" fo:font-size="8pt" fo:font-weight="normal" style:font-size-asian="8pt" style:font-weight-asian="normal" style:font-size-complex="8pt" style:font-weight-complex="normal"/>
    </style:style>
    <style:style style:name="ce33" style:family="table-cell" style:parent-style-name="Default" style:data-style-name="N122">
      <style:table-cell-properties fo:background-color="#dddddd" style:text-align-source="fix" style:repeat-content="false"/>
      <style:paragraph-properties fo:text-align="center" fo:margin-left="0in"/>
      <style:text-properties style:font-name="Linux Libertine Display O" fo:font-size="8pt" fo:font-weight="normal" style:font-size-asian="8pt" style:font-weight-asian="normal" style:font-size-complex="8pt" style:font-weight-complex="normal"/>
    </style:style>
    <style:style style:name="ce34" style:family="table-cell" style:parent-style-name="Default" style:data-style-name="N122">
      <style:table-cell-properties fo:background-color="#b2b2b2" style:text-align-source="fix" style:repeat-content="false"/>
      <style:paragraph-properties fo:text-align="center" fo:margin-left="0in"/>
      <style:text-properties style:font-name="Linux Libertine Display O"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 style:data-style-name="N104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Linux Libertine Display O" fo:font-size="8pt" style:font-size-asian="8pt" style:font-size-complex="8pt"/>
    </style:style>
    <style:style style:name="ce36" style:family="table-cell" style:parent-style-name="Default" style:data-style-name="N122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Linux Libertine Display O" fo:font-size="8pt" style:font-size-asian="8pt" style:font-size-complex="8pt"/>
    </style:style>
    <style:style style:name="ce37" style:family="table-cell" style:parent-style-name="Default" style:data-style-name="N10000">
      <style:table-cell-properties style:text-align-source="fix" style:repeat-content="false" fo:background-color="transparent"/>
      <style:paragraph-properties fo:text-align="center" fo:margin-left="0in"/>
      <style:text-properties style:font-name="Linux Libertine Display O" fo:font-size="8pt" style:font-size-asian="8pt" style:font-size-complex="8pt"/>
    </style:style>
    <style:style style:name="ce38" style:family="table-cell" style:parent-style-name="Default" style:data-style-name="N10000">
      <style:table-cell-properties fo:background-color="#cccccc" style:text-align-source="fix" style:repeat-content="false"/>
      <style:paragraph-properties fo:text-align="center" fo:margin-left="0in"/>
      <style:text-properties style:font-name="Linux Libertine Display O" fo:font-size="8pt" style:font-size-asian="8pt" style:font-size-complex="8pt"/>
    </style:style>
    <style:style style:name="ce39" style:family="table-cell" style:parent-style-name="Default" style:data-style-name="N10000">
      <style:table-cell-properties fo:background-color="#666666" style:text-align-source="fix" style:repeat-content="false"/>
      <style:paragraph-properties fo:text-align="center" fo:margin-left="0in"/>
      <style:text-properties fo:color="#eeeeee" style:font-name="Linux Libertine Display O" fo:font-size="8pt" fo:font-weight="bold" style:font-size-asian="8pt" style:font-weight-asian="bold" style:font-size-complex="8pt" style:font-weight-complex="bold"/>
    </style:style>
    <style:style style:name="ce40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  <style:text-properties fo:color="#eeeeee" style:font-name="Linux Libertine Display O" fo:font-size="8pt" fo:font-weight="normal" style:font-size-asian="8pt" style:font-weight-asian="normal" style:font-size-complex="8pt" style:font-weight-complex="normal"/>
    </style:style>
    <style:style style:name="ce41" style:family="table-cell" style:parent-style-name="Default" style:data-style-name="N10000">
      <style:table-cell-properties fo:background-color="#dddddd" style:text-align-source="fix" style:repeat-content="false"/>
      <style:paragraph-properties fo:text-align="center" fo:margin-left="0in"/>
      <style:text-properties style:font-name="Linux Libertine Display O" fo:font-size="8pt" fo:font-weight="normal" style:font-size-asian="8pt" style:font-weight-asian="normal" style:font-size-complex="8pt" style:font-weight-complex="normal"/>
    </style:style>
    <style:style style:name="ce42" style:family="table-cell" style:parent-style-name="Default" style:data-style-name="N10000">
      <style:table-cell-properties fo:background-color="#b2b2b2" style:text-align-source="fix" style:repeat-content="false"/>
      <style:paragraph-properties fo:text-align="center" fo:margin-left="0in"/>
      <style:text-properties style:font-name="Linux Libertine Display O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 style:data-style-name="N10000">
      <style:table-cell-properties style:text-align-source="fix" style:repeat-content="false"/>
      <style:paragraph-properties fo:text-align="center" fo:margin-left="0in"/>
      <style:text-properties style:font-name="Linux Libertine Display O" fo:font-size="8pt" fo:font-weight="normal" style:font-size-asian="8pt" style:font-weight-asian="normal" style:font-size-complex="8pt" style:font-weight-complex="normal"/>
    </style:style>
    <style:style style:name="ce44" style:family="table-cell" style:parent-style-name="Default" style:data-style-name="N10000">
      <style:table-cell-properties style:text-align-source="fix" style:repeat-content="false" fo:background-color="transparent"/>
      <style:paragraph-properties fo:text-align="center" fo:margin-left="0in"/>
      <style:text-properties style:font-name="Linux Libertine Display O" fo:font-size="8pt" fo:font-weight="normal" style:font-size-asian="8pt" style:font-weight-asian="normal" style:font-size-complex="8pt" style:font-weight-complex="normal"/>
    </style:style>
    <style:style style:name="ce45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eeeeee" style:font-name="Linux Libertine Display O" fo:font-size="8pt" fo:font-weight="bold" style:font-size-asian="8pt" style:font-weight-asian="bold" style:font-size-complex="8pt" style:font-weight-complex="bold"/>
    </style:style>
    <style:style style:name="ce4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eeeeee" style:font-name="Linux Libertine Display O"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style:font-name="Linux Libertine Display O" fo:font-size="8pt" style:font-size-asian="8pt" style:font-size-complex="8pt"/>
    </style:style>
    <style:style style:name="ce48" style:family="table-cell" style:parent-style-name="Default">
      <style:table-cell-properties fo:background-color="#b2b2b2" style:text-align-source="fix" style:repeat-content="false" style:vertical-align="middle"/>
      <style:paragraph-properties fo:text-align="end" fo:margin-left="0in"/>
      <style:text-properties fo:color="#eeeeee" style:font-name="Linux Libertine Display O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color="#eeeeee" style:font-name="Linux Libertine Display O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0030">
      <style:table-cell-properties fo:background-color="#eeeeee" style:text-align-source="fix" style:repeat-content="false"/>
      <style:paragraph-properties fo:text-align="center" fo:margin-left="0in"/>
      <style:text-properties style:font-name="Linux Libertine Display O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nux Libertine Display O" fo:font-size="8pt" style:font-size-asian="8pt" style:font-size-complex="8pt"/>
    </style:style>
    <style:style style:name="ce52" style:family="table-cell" style:parent-style-name="Default">
      <style:text-properties style:font-name="Linux Libertine Display O" fo:font-size="8pt" style:font-size-asian="8pt" style:font-size-complex="8pt"/>
    </style:style>
    <style:style style:name="ce53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Linux Libertine Display O" fo:font-size="8pt" style:font-size-asian="8pt" style:font-size-complex="8pt"/>
    </style:style>
    <style:style style:name="ce54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in"/>
      <style:text-properties fo:color="#eeeeee" style:text-outline="false" style:text-line-through-style="none" style:text-line-through-type="none" style:font-name="Linux Libertine Display O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666666" style:text-align-source="fix" style:repeat-content="false" fo:wrap-option="wrap"/>
      <style:paragraph-properties fo:text-align="center" fo:margin-left="0in"/>
      <style:text-properties fo:color="#eeeeee" style:text-outline="false" style:text-line-through-style="none" style:text-line-through-type="none" style:font-name="Linux Libertine Display O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nux Libertine Display O" fo:font-size="8pt" style:font-size-asian="8pt" style:font-size-complex="8pt"/>
    </style:style>
    <style:style style:name="ce5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Linux Libertine Display O" fo:font-size="8pt" style:font-size-asian="8pt" style:font-size-complex="8pt"/>
    </style:style>
    <style:style style:name="ce58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in"/>
      <style:text-properties fo:color="#eeeeee" style:text-outline="false" style:text-line-through-style="none" style:text-line-through-type="none" style:font-name="Linux Libertine Display O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fo:color="#eeeeee" style:font-name="Linux Libertine Display O"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/>
      <table:table table:name="Kosten" table:style-name="ta1">
        <table:table-column table:style-name="co1" table:default-cell-style-name="ce7"/>
        <table:table-column table:style-name="co2" table:default-cell-style-name="ce13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number-columns-repeated="1017" table:default-cell-style-name="ce13"/>
        <table:table-row table:style-name="ro1">
          <table:table-cell table:style-name="ce1" office:value-type="string" calcext:value-type="string">
            <text:p>Beschreibung</text:p>
          </table:table-cell>
          <table:table-cell table:style-name="ce8" office:value-type="string" calcext:value-type="string">
            <text:p>Link</text:p>
          </table:table-cell>
          <table:table-cell table:style-name="ce14" office:value-type="string" calcext:value-type="string">
            <text:p>Pro Teil Preis</text:p>
          </table:table-cell>
          <table:table-cell table:style-name="ce28" office:value-type="string" calcext:value-type="string">
            <text:p>Preis</text:p>
          </table:table-cell>
          <table:table-cell table:style-name="ce39" office:value-type="string" calcext:value-type="string">
            <text:p>Teile</text:p>
          </table:table-cell>
          <table:table-cell table:style-name="ce39" office:value-type="string" calcext:value-type="string">
            <text:p>Shop</text:p>
          </table:table-cell>
          <table:table-cell table:style-name="ce39" office:value-type="string" calcext:value-type="string">
            <text:p>Bestellun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7" table:number-rows-spanned="1">
            <text:p>Lötübungen</text:p>
          </table:table-cell>
          <table:covered-table-cell table:style-name="ce9"/>
          <table:covered-table-cell table:style-name="ce15"/>
          <table:covered-table-cell table:style-name="ce29"/>
          <table:covered-table-cell table:number-columns-repeated="3" table:style-name="ce40"/>
          <table:table-cell table:number-columns-repeated="1017"/>
        </table:table-row>
        <table:table-row table:style-name="ro2">
          <table:table-cell table:style-name="ce3" office:value-type="string" calcext:value-type="string">
            <text:p>Linienfolgeroboter</text:p>
          </table:table-cell>
          <table:table-cell table:style-name="ce5" office:value-type="string" calcext:value-type="string">
            <text:p><text:a xlink:href="https://www.aliexpress.com/item/DIY-Robot-Smart-Car-Kit-Intelligent-Tracking-Line-Suite-TT-Motor-Electronic-Production-Tracing-Patrol-RC/32861091566.html?spm=a2g0s.9042311.0.0.6a2e4c4dcxuIAC" xlink:type="simple">DIY Robot</text:a></text:p>
          </table:table-cell>
          <table:table-cell table:style-name="ce16" table:formula="of:=[.D3]/[.E3]" office:value-type="currency" office:currency="USD" office:value="4.38" calcext:value-type="currency">
            <text:p>$4.38</text:p>
          </table:table-cell>
          <table:table-cell table:style-name="ce16" office:value-type="currency" office:currency="USD" office:value="43.8" calcext:value-type="currency">
            <text:p>$43.80</text:p>
          </table:table-cell>
          <table:table-cell table:style-name="ce41" office:value-type="float" office:value="10" calcext:value-type="float">
            <text:p>10</text:p>
          </table:table-cell>
          <table:table-cell table:style-name="ce41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LED Tannenbaum</text:p>
          </table:table-cell>
          <table:table-cell table:style-name="ce10" office:value-type="string" calcext:value-type="string">
            <text:p><text:a xlink:href="https://www.aliexpress.com/item/Three-Dimensional-3D-Christmas-Tree-LED-DIY-Kit-Red-Green-Yellow-LED-Flash-Circuit-Kit-Electronic/32872841465.html" xlink:type="simple">Three-Dimensional 3D Christmas Tree </text:a></text:p>
          </table:table-cell>
          <table:table-cell table:style-name="ce17" table:formula="of:=[.D4]/[.E4]" office:value-type="currency" office:currency="USD" office:value="3.668" calcext:value-type="currency">
            <text:p>$3.67</text:p>
          </table:table-cell>
          <table:table-cell table:style-name="ce17" office:value-type="currency" office:currency="USD" office:value="36.68" calcext:value-type="currency">
            <text:p>$36.68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7" table:number-rows-spanned="1">
            <text:p>Quadrocopter + Funke für 5 kids + ersatz wegen china/kaputtlöten = 10 sets </text:p>
          </table:table-cell>
          <table:covered-table-cell table:style-name="ce11"/>
          <table:covered-table-cell table:number-columns-repeated="2" table:style-name="ce18"/>
          <table:covered-table-cell table:number-columns-repeated="3" table:style-name="ce43"/>
          <table:table-cell table:number-columns-repeated="1017"/>
        </table:table-row>
        <table:table-row table:style-name="ro2">
          <table:table-cell table:style-name="ce3" office:value-type="string" calcext:value-type="string">
            <text:p>Quadrocopter receiver</text:p>
          </table:table-cell>
          <table:table-cell table:style-name="ce5" office:value-type="string" calcext:value-type="string">
            <text:p><text:a xlink:href="https://www.aliexpress.com/item/New-Arrival-Tiny-Frsky-8CH-Receiver-Compatible-With-FRSKY-X9D-Plus-DJT-DFT-DHT-For-QX90/32825660138.html" xlink:type="simple">New Arrival Tiny Frsky 8CH Receiver Compatible With FRSKY X9D Plus DJT DFT DHT For QX90 DIY Micro Quadcopter</text:a></text:p>
          </table:table-cell>
          <table:table-cell table:style-name="ce16" table:formula="of:=[.D6]/[.E6]" office:value-type="currency" office:currency="USD" office:value="7.89333333333333" calcext:value-type="currency">
            <text:p>$7.89</text:p>
          </table:table-cell>
          <table:table-cell table:style-name="ce16" office:value-type="currency" office:currency="USD" office:value="23.68" calcext:value-type="currency">
            <text:p>$23.68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aliexpress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Funken Sender</text:p>
          </table:table-cell>
          <table:table-cell table:style-name="ce10" office:value-type="string" calcext:value-type="string">
            <text:p><text:a xlink:href="https://www.aliexpress.com/item/CC2500-PA-LNA-Romote-Wireless-Module-CC2500-SI4432-For-RC-Quadcopter-Helicopter-Multirotor-Model-Parts/32740098548.html" xlink:type="simple">CC2500 PA LNA</text:a></text:p>
          </table:table-cell>
          <table:table-cell table:style-name="ce17" table:formula="of:=[.D7]/[.E7]" office:value-type="currency" office:currency="USD" office:value="4.93" calcext:value-type="currency">
            <text:p>$4.93</text:p>
          </table:table-cell>
          <table:table-cell table:style-name="ce17" office:value-type="currency" office:currency="USD" office:value="29.58" calcext:value-type="currency">
            <text:p>$29.58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string" calcext:value-type="string">
            <text:p>aliexpress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Funken Gas Hebel</text:p>
          </table:table-cell>
          <table:table-cell table:style-name="ce5" office:value-type="string" calcext:value-type="string">
            <text:p><text:a xlink:href="https://www.aliexpress.com/item/Fast-Free-Ship-20pcs-Potentiometer-Aircraft-game-10K-Throttle-Potentiometer-Rocker-and-Joysticks/32652387867.html" xlink:type="simple">Fast Free Ship 20pcs Potentiometer/Aircraft game 10K Throttle </text:a></text:p>
          </table:table-cell>
          <table:table-cell table:style-name="ce16" table:formula="of:=[.D8]/[.E8]" office:value-type="currency" office:currency="USD" office:value="1.4465" calcext:value-type="currency">
            <text:p>$1.45</text:p>
          </table:table-cell>
          <table:table-cell table:style-name="ce16" office:value-type="currency" office:currency="USD" office:value="28.93" calcext:value-type="currency">
            <text:p>$28.93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aliexpress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Funken LCD</text:p>
          </table:table-cell>
          <table:table-cell table:style-name="ce10" office:value-type="string" calcext:value-type="string">
            <text:p><text:a xlink:href="https://www.banggood.com/IIC-I2C-1602-Blue-Backlight-LCD-Display-Module-For-Arduino-p-950726.html?rmmds=myorder" xlink:type="simple">Geekcreit® IIC / I2C 1602 Blue Backlight LCD Display Screen... </text:a></text:p>
          </table:table-cell>
          <table:table-cell table:style-name="ce17" table:formula="of:=[.D9]/[.E9]" office:value-type="currency" office:currency="USD" office:value="3.91" calcext:value-type="currency">
            <text:p>$3.91</text:p>
          </table:table-cell>
          <table:table-cell table:style-name="ce30" table:formula="of:=3.91*4" office:value-type="currency" office:currency="USD" office:value="15.64" calcext:value-type="currency">
            <text:p>$15.64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bangood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opeller schwarz</text:p>
          </table:table-cell>
          <table:table-cell table:style-name="ce5" office:value-type="string" calcext:value-type="string">
            <text:p><text:a xlink:href="https://www.banggood.com/10-Pairs-Kingkong-65mm-Blade-Propeller-Prop-20Pcs-for-720-8520-Coreless-Motor-DIY-Micro-Quadcopter-p-1092166.html" xlink:type="simple">10 Pairs Kingkong 65mm Blade Propeller Prop 20Pcs for 720 8520 Coreless Motor DIY Micro Quadcopter</text:a></text:p>
          </table:table-cell>
          <table:table-cell table:style-name="ce16" table:formula="of:=[.D10]/[.E10]" office:value-type="currency" office:currency="USD" office:value="4.99" calcext:value-type="currency">
            <text:p>$4.99</text:p>
          </table:table-cell>
          <table:table-cell table:style-name="ce31" table:formula="of:=4.99*2" office:value-type="currency" office:currency="USD" office:value="9.98" calcext:value-type="currency">
            <text:p>$9.98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bangood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Funken Sender</text:p>
          </table:table-cell>
          <table:table-cell table:style-name="ce10" office:value-type="string" calcext:value-type="string">
            <text:p><text:a xlink:href="https://www.banggood.com/CC2500-PA-LNA-Romote-Wireless-Module-CC2500-SI4432-NRF24L01-p-922595.html" xlink:type="simple">CC2500 PA LNA</text:a></text:p>
          </table:table-cell>
          <table:table-cell table:style-name="ce17" table:formula="of:=[.D11]/[.E11]" office:value-type="currency" office:currency="USD" office:value="4.69" calcext:value-type="currency">
            <text:p>$4.69</text:p>
          </table:table-cell>
          <table:table-cell table:style-name="ce30" table:formula="of:=4.69*5" office:value-type="currency" office:currency="USD" office:value="23.45" calcext:value-type="currency">
            <text:p>$23.45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string" calcext:value-type="string">
            <text:p>bangood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Versandkosten</text:p>
          </table:table-cell>
          <table:table-cell table:style-name="ce3" office:value-type="string" calcext:value-type="string">
            <text:p>Bangood – Bestellnummer 2 </text:p>
          </table:table-cell>
          <table:table-cell table:style-name="ce16" table:formula="of:=[.D12]/[.E12]" office:value-type="currency" office:currency="USD" office:value="3.03" calcext:value-type="currency">
            <text:p>$3.03</text:p>
          </table:table-cell>
          <table:table-cell table:style-name="ce31" table:formula="of:=2.4+0.63" office:value-type="currency" office:currency="USD" office:value="3.03" calcext:value-type="currency">
            <text:p>$3.0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bangood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Quadrocopter LED</text:p>
          </table:table-cell>
          <table:table-cell table:style-name="ce10" office:value-type="string" calcext:value-type="string">
            <text:p><text:a xlink:href="https://www.banggood.com/Eachine-Lizard105S-FPV-Racing-Drone-Spare-Part-Ultralight-Colorful-LED-Alarm-Buzzer-WS2812B-Programa-p-1262951.html" xlink:type="simple">Eachine Lizard105S FPV Racing Drone Spare Part Ultralight Colorful LED Alarm Buzzer WS2812B Programa</text:a></text:p>
          </table:table-cell>
          <table:table-cell table:style-name="ce17" table:formula="of:=[.D13]/[.E13]" office:value-type="currency" office:currency="USD" office:value="2.73" calcext:value-type="currency">
            <text:p>$2.73</text:p>
          </table:table-cell>
          <table:table-cell table:style-name="ce30" table:formula="of:=2.73*4" office:value-type="currency" office:currency="USD" office:value="10.92" calcext:value-type="currency">
            <text:p>$10.9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bangood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Quadrocopter receiver</text:p>
          </table:table-cell>
          <table:table-cell table:style-name="ce5" office:value-type="string" calcext:value-type="string">
            <text:p><text:a xlink:href="https://www.banggood.com/Tiny-Frsky-8CH-Receiver-Compatible-With-FRSKY-X9D-Plus-DJT-DFT-DHT-For-QX90-DIY-Micro-Quadcopter-p-1079963.html" xlink:type="simple">Tiny Frsky 8CH Receiver Compatible With FRSKY X9D </text:a></text:p>
          </table:table-cell>
          <table:table-cell table:style-name="ce16" table:formula="of:=[.D14]/[.E14]" office:value-type="currency" office:currency="USD" office:value="8.61" calcext:value-type="currency">
            <text:p>$8.61</text:p>
          </table:table-cell>
          <table:table-cell table:style-name="ce31" table:formula="of:=8.61*4" office:value-type="currency" office:currency="USD" office:value="34.44" calcext:value-type="currency">
            <text:p>$34.4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bangood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Quadrocopter FC/ESC</text:p>
          </table:table-cell>
          <table:table-cell table:style-name="ce10" office:value-type="string" calcext:value-type="string">
            <text:p><text:a xlink:href="https://www.banggood.com/Realacc-F3-V1_0-Betaflight-Brushed-Flight-Control-Board-Integrated-OSD-with-Buzzer-STM32-F303-MPU600-p-1121378.html" xlink:type="simple">Realacc F3 V1.0 Betaflight Brushed Flight Control Board Integrated OSD with Buzzer STM32 F303</text:a></text:p>
          </table:table-cell>
          <table:table-cell table:style-name="ce17" table:formula="of:=[.D15]/[.E15]" office:value-type="currency" office:currency="USD" office:value="15.47" calcext:value-type="currency">
            <text:p>$15.47</text:p>
          </table:table-cell>
          <table:table-cell table:style-name="ce30" table:formula="of:=15.47*4" office:value-type="currency" office:currency="USD" office:value="61.88" calcext:value-type="currency">
            <text:p>$61.8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bangood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Quadrocopter Motoren</text:p>
          </table:table-cell>
          <table:table-cell table:style-name="ce5" office:value-type="string" calcext:value-type="string">
            <text:p><text:a xlink:href="https://www.banggood.com/4X-Racerstar-8520-8_5x20mm-53500RPM-Coreless-Motor-for-Eachine-QX80-QX90-QX95-DIY-FPV-Quadcopter-p-1114280.html" xlink:type="simple">4X Racerstar 8520 8.5x20mm 53500RPM Coreless Motor for Eachine QX80 DIY FPV Quadcopter</text:a></text:p>
          </table:table-cell>
          <table:table-cell table:style-name="ce16" table:formula="of:=[.D16]/[.E16]" office:value-type="currency" office:currency="USD" office:value="12.53" calcext:value-type="currency">
            <text:p>$12.53</text:p>
          </table:table-cell>
          <table:table-cell table:style-name="ce31" table:formula="of:=12.53*4" office:value-type="currency" office:currency="USD" office:value="50.12" calcext:value-type="currency">
            <text:p>$50.1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bangood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Quadrocopter USB Ladegerät</text:p>
          </table:table-cell>
          <table:table-cell table:style-name="ce10" office:value-type="string" calcext:value-type="string">
            <text:p><text:a xlink:href="https://www.banggood.com/6CH-USB-To-3_7V-1S-Lipo-Battery-Charging-Adapter-Board-p-1195277.html" xlink:type="simple">6CH USB To 3.7V 1S Lipo Battery Charging Adapter Board </text:a></text:p>
          </table:table-cell>
          <table:table-cell table:style-name="ce17" table:formula="of:=[.D17]/[.E17]" office:value-type="currency" office:currency="USD" office:value="4.4" calcext:value-type="currency">
            <text:p>$4.40</text:p>
          </table:table-cell>
          <table:table-cell table:style-name="ce30" table:formula="of:=4.4*8" office:value-type="currency" office:currency="USD" office:value="35.2" calcext:value-type="currency">
            <text:p>$35.2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string" calcext:value-type="string">
            <text:p>bangood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Versandkosten</text:p>
          </table:table-cell>
          <table:table-cell table:style-name="ce3" office:value-type="string" calcext:value-type="string">
            <text:p>Bangood – Bestellnummer 3</text:p>
          </table:table-cell>
          <table:table-cell table:style-name="ce16" table:formula="of:=[.D18]/[.E18]" office:value-type="currency" office:currency="USD" office:value="6.53" calcext:value-type="currency">
            <text:p>$6.53</text:p>
          </table:table-cell>
          <table:table-cell table:style-name="ce31" table:formula="of:=4.32+2.21" office:value-type="currency" office:currency="USD" office:value="6.53" calcext:value-type="currency">
            <text:p>$6.5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bangood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Funken LCD I2c Controller </text:p>
          </table:table-cell>
          <table:table-cell table:style-name="ce10" office:value-type="string" calcext:value-type="string">
            <text:p><text:a xlink:href="https://www.banggood.com/5Pcs-IICI2CTWISP-Serial-Module-Port-For-5V-Arduino-1602LCD-Display-p-964315.html?rmmds=myorder" xlink:type="simple">5Pcs IIC/I2C/TWI/SPI Serial Port Module 5V 1602LCD Display For... </text:a></text:p>
          </table:table-cell>
          <table:table-cell table:style-name="ce17" table:formula="of:=[.D19]/[.E19]" office:value-type="currency" office:currency="USD" office:value="0.892" calcext:value-type="currency">
            <text:p>$0.89</text:p>
          </table:table-cell>
          <table:table-cell table:style-name="ce30" office:value-type="currency" office:currency="USD" office:value="4.46" calcext:value-type="currency">
            <text:p>$4.46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string" calcext:value-type="string">
            <text:p>bangood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Quadrocopter USB Ladegerät</text:p>
          </table:table-cell>
          <table:table-cell table:style-name="ce5" office:value-type="string" calcext:value-type="string">
            <text:p><text:a xlink:href="https://www.banggood.com/6CH-USB-To-3_7V-1S-Lipo-Battery-Charging-Adapter-Board-p-1195277.html?rmmds=myorder" xlink:type="simple">6CH USB To 3.7V 1S Lipo Battery Charging Adapter Board </text:a></text:p>
          </table:table-cell>
          <table:table-cell table:style-name="ce16" table:formula="of:=[.D20]/[.E20]" office:value-type="currency" office:currency="USD" office:value="4.69" calcext:value-type="currency">
            <text:p>$4.69</text:p>
          </table:table-cell>
          <table:table-cell table:style-name="ce31" table:formula="of:=4.69*2" office:value-type="currency" office:currency="USD" office:value="9.38" calcext:value-type="currency">
            <text:p>$9.38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bangood</text:p>
          </table:table-cell>
          <table:table-cell table:style-name="ce41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Funken Schalter</text:p>
          </table:table-cell>
          <table:table-cell table:style-name="ce10" office:value-type="string" calcext:value-type="string">
            <text:p><text:a xlink:href="https://www.banggood.com/Wendao-MTS-102-ONON-SPDT-AC-125V-6A-3-Pins-Toggle-Rocker-Switch-10pcs-p-1060404.html?rmmds=myorder" xlink:type="simple">Wendao MTS-102 ON/ON SPDT AC 125V 6A 3 Pins Toggle Rocker Switch... </text:a></text:p>
          </table:table-cell>
          <table:table-cell table:style-name="ce17" table:formula="of:=[.D21]/[.E21]" office:value-type="currency" office:currency="USD" office:value="0.371" calcext:value-type="currency">
            <text:p>$0.37</text:p>
          </table:table-cell>
          <table:table-cell table:style-name="ce30" table:formula="of:=5*3.71" office:value-type="currency" office:currency="USD" office:value="18.55" calcext:value-type="currency">
            <text:p>$18.55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string" calcext:value-type="string">
            <text:p>bangood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Funken Hebel ( nick /Roll)</text:p>
          </table:table-cell>
          <table:table-cell table:style-name="ce5" office:value-type="string" calcext:value-type="string">
            <text:p><text:a xlink:href="https://www.banggood.com/20Pcs-PS2-Game-Joystick-Module-For-Arduino-p-951191.html?rmmds=myorder" xlink:type="simple">20Pcs PS2 Game Joystick Module For Arduino </text:a></text:p>
          </table:table-cell>
          <table:table-cell table:style-name="ce16" table:formula="of:=[.D22]/[.E22]" office:value-type="currency" office:currency="USD" office:value="0.7495" calcext:value-type="currency">
            <text:p>$0.75</text:p>
          </table:table-cell>
          <table:table-cell table:style-name="ce31" office:value-type="currency" office:currency="USD" office:value="14.99" calcext:value-type="currency">
            <text:p>$14.99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bangood</text:p>
          </table:table-cell>
          <table:table-cell table:style-name="ce41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Quadrocopter USB Ladegerät</text:p>
          </table:table-cell>
          <table:table-cell table:style-name="ce10" office:value-type="string" calcext:value-type="string">
            <text:p><text:a xlink:href="https://www.banggood.com/6CH-USB-To-3_7V-1S-Lipo-Battery-Charging-Adapter-Board-p-1195277.html?rmmds=myorder" xlink:type="simple">6CH USB To 3.7V 1S Lipo Battery Charging Adapter Board </text:a></text:p>
          </table:table-cell>
          <table:table-cell table:style-name="ce17" table:formula="of:=[.D23]/[.E23]" office:value-type="currency" office:currency="USD" office:value="4.69" calcext:value-type="currency">
            <text:p>$4.69</text:p>
          </table:table-cell>
          <table:table-cell table:style-name="ce30" table:formula="of:=4.69*2" office:value-type="currency" office:currency="USD" office:value="9.38" calcext:value-type="currency">
            <text:p>$9.3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bangood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Quadrocopter LED</text:p>
          </table:table-cell>
          <table:table-cell table:style-name="ce5" office:value-type="string" calcext:value-type="string">
            <text:p><text:a xlink:href="https://www.banggood.com/Eachine-Lizard105S-FPV-Racing-Drone-Spare-Part-Ultralight-Colorful-LED-Alarm-Buzzer-WS2812B-Programa-p-1262951.html?rmmds=myorder" xlink:type="simple">Eachine Lizard105S FPV Racing Drone Spare Part Ultralight...</text:a></text:p>
          </table:table-cell>
          <table:table-cell table:style-name="ce16" table:formula="of:=[.D24]/[.E24]" office:value-type="currency" office:currency="USD" office:value="2.73" calcext:value-type="currency">
            <text:p>$2.73</text:p>
          </table:table-cell>
          <table:table-cell table:style-name="ce31" table:formula="of:=2.73*6" office:value-type="currency" office:currency="USD" office:value="16.38" calcext:value-type="currency">
            <text:p>$16.38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bangood</text:p>
          </table:table-cell>
          <table:table-cell table:style-name="ce41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Funken Antenne</text:p>
          </table:table-cell>
          <table:table-cell table:style-name="ce10" office:value-type="string" calcext:value-type="string">
            <text:p><text:a xlink:href="https://www.banggood.com/5pcs-2_4GHz-6dBi-50ohm-Wireless-Wifi-Omni-Copper-Dipole-Antenna-SMA-To-IPEX-For-Monitoring-Router-p-1214974.html?rmmds=myorder" xlink:type="simple">5pcs 2.4GHz 6dBi 50ohm Wireless Wifi Omni Copper Dipole Antenna</text:a></text:p>
          </table:table-cell>
          <table:table-cell table:style-name="ce17" table:formula="of:=[.D25]/[.E25]" office:value-type="currency" office:currency="USD" office:value="2.242" calcext:value-type="currency">
            <text:p>$2.24</text:p>
          </table:table-cell>
          <table:table-cell table:style-name="ce30" office:value-type="currency" office:currency="USD" office:value="22.42" calcext:value-type="currency">
            <text:p>$22.4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bangood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Versandkosten</text:p>
          </table:table-cell>
          <table:table-cell table:style-name="ce3" office:value-type="string" calcext:value-type="string">
            <text:p>Bangood – Bestellnummer 9</text:p>
          </table:table-cell>
          <table:table-cell table:style-name="ce16" table:formula="of:=[.D26]/[.E26]" office:value-type="currency" office:currency="USD" office:value="0.67" calcext:value-type="currency">
            <text:p>$0.67</text:p>
          </table:table-cell>
          <table:table-cell table:style-name="ce31" office:value-type="currency" office:currency="USD" office:value="0.67" calcext:value-type="currency">
            <text:p>$0.6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bangood</text:p>
          </table:table-cell>
          <table:table-cell table:style-name="ce41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Quadrocopter USB Ladegerät</text:p>
          </table:table-cell>
          <table:table-cell table:style-name="ce10" office:value-type="string" calcext:value-type="string">
            <text:p><text:a xlink:href="https://www.banggood.com/6CH-USB-To-3_7V-1S-Lipo-Battery-Charging-Adapter-Board-p-1195277.html?rmmds=myorder" xlink:type="simple">6CH USB To 3.7V 1S Lipo Battery Charging Adapter Board </text:a></text:p>
          </table:table-cell>
          <table:table-cell table:style-name="ce17" table:formula="of:=[.D27]/[.E27]" office:value-type="currency" office:currency="USD" office:value="4.69" calcext:value-type="currency">
            <text:p>$4.69</text:p>
          </table:table-cell>
          <table:table-cell table:style-name="ce30" table:formula="of:=4.69*2" office:value-type="currency" office:currency="USD" office:value="9.38" calcext:value-type="currency">
            <text:p>$9.3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bangood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opeller rot</text:p>
          </table:table-cell>
          <table:table-cell table:style-name="ce5" office:value-type="string" calcext:value-type="string">
            <text:p><text:a xlink:href="https://www.banggood.com/10-Pairs-Kingkong-65mm-Blade-Propeller-Prop-20Pcs-for-720-8520-Coreless-Motor-DIY-Micro-Quadcopter-p-1092166.html?rmmds=myorder" xlink:type="simple">10 Pairs Kingkong 65mm Blade Propeller Prop 20Pcs for 720 8520... </text:a></text:p>
          </table:table-cell>
          <table:table-cell table:style-name="ce16" table:formula="of:=[.D28]/[.E28]" office:value-type="currency" office:currency="USD" office:value="2.99" calcext:value-type="currency">
            <text:p>$2.99</text:p>
          </table:table-cell>
          <table:table-cell table:style-name="ce31" table:formula="of:=2.99*3" office:value-type="currency" office:currency="USD" office:value="8.97" calcext:value-type="currency">
            <text:p>$8.97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bangood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ropeller schwarz</text:p>
          </table:table-cell>
          <table:table-cell table:style-name="ce10" office:value-type="string" calcext:value-type="string">
            <text:p><text:a xlink:href="https://www.banggood.com/10-Pairs-Kingkong-65mm-Blade-Propeller-Prop-20Pcs-for-720-8520-Coreless-Motor-DIY-Micro-Quadcopter-p-1092166.html?rmmds=myorder" xlink:type="simple">10 Pairs Kingkong 65mm Blade Propeller Prop 20Pcs for 720 8520... </text:a></text:p>
          </table:table-cell>
          <table:table-cell table:style-name="ce17" table:formula="of:=[.D29]/[.E29]" office:value-type="currency" office:currency="USD" office:value="2.99" calcext:value-type="currency">
            <text:p>$2.99</text:p>
          </table:table-cell>
          <table:table-cell table:style-name="ce17" table:formula="of:=2.99*3" office:value-type="currency" office:currency="USD" office:value="8.97" calcext:value-type="currency">
            <text:p>$8.9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bangood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Quadrocopter receiver</text:p>
          </table:table-cell>
          <table:table-cell table:style-name="ce5" office:value-type="string" calcext:value-type="string">
            <text:p><text:a xlink:href="https://www.banggood.com/Tiny-Frsky-8CH-Receiver-Compatible-With-FRSKY-X9D-Plus-DJT-DFT-DHT-For-QX90-DIY-Micro-Quadcopter-p-1079963.html?rmmds=myorder" xlink:type="simple">Tiny Frsky 8CH Receiver Compatible With FRSKY X9D Plus DJT DFT... </text:a></text:p>
          </table:table-cell>
          <table:table-cell table:style-name="ce16" table:formula="of:=[.D30]/[.E30]" office:value-type="currency" office:currency="USD" office:value="8.61" calcext:value-type="currency">
            <text:p>$8.61</text:p>
          </table:table-cell>
          <table:table-cell table:style-name="ce16" table:formula="of:=8.61*4" office:value-type="currency" office:currency="USD" office:value="34.44" calcext:value-type="currency">
            <text:p>$34.4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bangood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Funken Controller</text:p>
          </table:table-cell>
          <table:table-cell table:style-name="ce10" office:value-type="string" calcext:value-type="string">
            <text:p><text:a xlink:href="https://www.banggood.com/5Pcs-STM32F103C8T6-Small-System-Board-Microcontroller-STM32-ARM-Core-Board-For-Arduino-p-1163842.html?rmmds=myorder" xlink:type="simple">5Pcs STM32F103C8T6 Small System Board Microcontroller STM32 ARM..</text:a></text:p>
          </table:table-cell>
          <table:table-cell table:style-name="ce17" table:formula="of:=[.D31]/[.E31]" office:value-type="currency" office:currency="USD" office:value="2.778" calcext:value-type="currency">
            <text:p>$2.78</text:p>
          </table:table-cell>
          <table:table-cell table:style-name="ce17" table:formula="of:=13.89*2" office:value-type="currency" office:currency="USD" office:value="27.78" calcext:value-type="currency">
            <text:p>$27.7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bangood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Quadrocopter Motoren</text:p>
          </table:table-cell>
          <table:table-cell table:style-name="ce5" office:value-type="string" calcext:value-type="string">
            <text:p><text:a xlink:href="https://www.banggood.com/4X-Racerstar-8520-8_5x20mm-53500RPM-Coreless-Motor-for-Eachine-QX80-QX90-QX95-DIY-FPV-Quadcopter-p-1114280.html?rmmds=myorder" xlink:type="simple">4X Racerstar 8520 8.5x20mm 53500RPM Coreless Motor for Eachine</text:a></text:p>
          </table:table-cell>
          <table:table-cell table:style-name="ce16" table:formula="of:=[.D32]/[.E32]" office:value-type="currency" office:currency="USD" office:value="12.53" calcext:value-type="currency">
            <text:p>$12.53</text:p>
          </table:table-cell>
          <table:table-cell table:style-name="ce16" table:formula="of:=12.53*6" office:value-type="currency" office:currency="USD" office:value="75.18" calcext:value-type="currency">
            <text:p>$75.18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bangood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Quadrocopter FC/ESC</text:p>
          </table:table-cell>
          <table:table-cell table:style-name="ce10" office:value-type="string" calcext:value-type="string">
            <text:p><text:a xlink:href="https://www.banggood.com/Realacc-F3-V1_0-Betaflight-Brushed-Flight-Control-Board-Integrated-OSD-with-Buzzer-STM32-F303-MPU600-p-1121378.html?rmmds=myorder" xlink:type="simple">Realacc F3 V1.0 Betaflight Brushed Flight Control Board</text:a></text:p>
          </table:table-cell>
          <table:table-cell table:style-name="ce17" table:formula="of:=[.D33]/[.E33]" office:value-type="currency" office:currency="USD" office:value="15.47" calcext:value-type="currency">
            <text:p>$15.47</text:p>
          </table:table-cell>
          <table:table-cell table:style-name="ce17" table:formula="of:=15.47*6" office:value-type="currency" office:currency="USD" office:value="92.82" calcext:value-type="currency">
            <text:p>$92.8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string" calcext:value-type="string">
            <text:p>bangood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Versandkosten</text:p>
          </table:table-cell>
          <table:table-cell table:style-name="ce3" office:value-type="string" calcext:value-type="string">
            <text:p>Bangood – Bestellnummer 10</text:p>
          </table:table-cell>
          <table:table-cell table:style-name="ce16" table:formula="of:=[.D34]/[.E34]" office:value-type="currency" office:currency="USD" office:value="7.84" calcext:value-type="currency">
            <text:p>$7.84</text:p>
          </table:table-cell>
          <table:table-cell table:style-name="ce31" table:formula="of:=5.15+2.69" office:value-type="currency" office:currency="USD" office:value="7.84" calcext:value-type="currency">
            <text:p>$7.8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bangood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Funken Spannungsversorgung</text:p>
          </table:table-cell>
          <table:table-cell table:style-name="ce10" office:value-type="string" calcext:value-type="string">
            <text:p><text:a xlink:href="https://www.ebay.de/itm/5V-2-1A-Charge-Discharge-boost-Power-Module-3-7V-4-2V-li-ion-18650-LED-battery/332653510696?ssPageName=STRK%3AMEBIDX%3AIT&amp;_trksid=p2057872.m2749.l2649" xlink:type="simple">5V 2.1A Charge Discharge Boost Power Modul 3.7V 4.2V Li-Ion 18650 LED Akku</text:a></text:p>
          </table:table-cell>
          <table:table-cell table:style-name="ce19" table:formula="of:=[.D35]/[.E35]" office:value-type="currency" office:currency="EUR" office:value="2.20333333333333" calcext:value-type="currency">
            <text:p>2.20 €</text:p>
          </table:table-cell>
          <table:table-cell table:style-name="ce19" office:value-type="currency" office:currency="EUR" office:value="13.22" calcext:value-type="currency">
            <text:p>13.22 €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string" calcext:value-type="string">
            <text:p>ebay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Funken Spannungsversorgung</text:p>
          </table:table-cell>
          <table:table-cell table:style-name="ce5" office:value-type="string" calcext:value-type="string">
            <text:p><text:a xlink:href="https://www.ebay.de/itm/5V-2-1A-Charge-Discharge-boost-Power-Module-3-7V-4-2V-li-ion-18650-LED-battery/332653510696?ssPageName=STRK%3AMEBIDX%3AIT&amp;_trksid=p2057872.m2749.l2649" xlink:type="simple">5V 2.1A Charge Discharge Boost Power Modul 3.7V 4.2V Li-Ion 18650 LED Akku</text:a></text:p>
          </table:table-cell>
          <table:table-cell table:style-name="ce20" table:formula="of:=[.D36]/[.E36]" office:value-type="currency" office:currency="EUR" office:value="2.2025" calcext:value-type="currency">
            <text:p>2.20 €</text:p>
          </table:table-cell>
          <table:table-cell table:style-name="ce20" office:value-type="currency" office:currency="EUR" office:value="8.81" calcext:value-type="currency">
            <text:p>8.81 €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ebay</text:p>
          </table:table-cell>
          <table:table-cell table:style-name="ce41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Quadrocopter Akku</text:p>
          </table:table-cell>
          <table:table-cell table:style-name="ce10" office:value-type="string" calcext:value-type="string">
            <text:p><text:a xlink:href="https://hobbyking.com/de_de/turnigy-nano-tech-750mah-1s-35-70c-lipo-pack-walkera-v120d02s-qr-infra-x-qr-w100s.html" xlink:type="simple">https://hobbyking.com/de_de/turnigy-nano-tech-750mah-1s-35-70c-lipo-pack-walkera-v120d02s-qr-infra-x-qr-w100s.html</text:a></text:p>
          </table:table-cell>
          <table:table-cell table:style-name="ce19" table:formula="of:=[.D37]/[.E37]" office:value-type="currency" office:currency="EUR" office:value="2.98" calcext:value-type="currency">
            <text:p>2.98 €</text:p>
          </table:table-cell>
          <table:table-cell table:style-name="ce19" office:value-type="currency" office:currency="EUR" office:value="62.58" calcext:value-type="currency">
            <text:p>62.58 €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string" calcext:value-type="string">
            <text:p>hobbyking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Quadrocopter Akku</text:p>
          </table:table-cell>
          <table:table-cell table:style-name="ce5" office:value-type="string" calcext:value-type="string">
            <text:p><text:a xlink:href="https://hobbyking.com/de_de/turnigy-nano-tech-750mah-1s-35-70c-lipo-pack-walkera-v120d02s-qr-infra-x-qr-w100s.html" xlink:type="simple">https://hobbyking.com/de_de/turnigy-nano-tech-750mah-1s-35-70c-lipo-pack-walkera-v120d02s-qr-infra-x-qr-w100s.html</text:a></text:p>
          </table:table-cell>
          <table:table-cell table:style-name="ce20" table:formula="of:=[.D38]/[.E38]" office:value-type="currency" office:currency="EUR" office:value="2.94" calcext:value-type="currency">
            <text:p>2.94 €</text:p>
          </table:table-cell>
          <table:table-cell table:style-name="ce20" office:value-type="currency" office:currency="EUR" office:value="61.74" calcext:value-type="currency">
            <text:p>61.74 €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hobbyking</text:p>
          </table:table-cell>
          <table:table-cell table:style-name="ce41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7" table:number-rows-spanned="1">
            <text:p>Prototyp</text:p>
          </table:table-cell>
          <table:covered-table-cell table:style-name="ce12"/>
          <table:covered-table-cell table:style-name="ce21" table:formula="of:=[.D39]/[.E39]" office:value-type="string" office:string-value="" calcext:value-type="error">
            <text:p>#DIV/0!</text:p>
          </table:covered-table-cell>
          <table:covered-table-cell table:style-name="ce32"/>
          <table:covered-table-cell table:number-columns-repeated="3" table:style-name="ce44"/>
          <table:table-cell table:number-columns-repeated="1017"/>
        </table:table-row>
        <table:table-row table:style-name="ro2">
          <table:table-cell table:style-name="ce3" office:value-type="string" calcext:value-type="string">
            <text:p>Quadrocopter FC/ESC</text:p>
          </table:table-cell>
          <table:table-cell table:style-name="ce5" office:value-type="string" calcext:value-type="string">
            <text:p><text:a xlink:href="https://www.banggood.com/Realacc-F3-V1_0-Betaflight-Brushed-Flight-Control-Board-Integrated-OSD-with-Buzzer-STM32-F303-MPU600-p-1121378.html" xlink:type="simple">Realacc F3 V1.0 Betaflight Brushed Flight Control Board Integrated OSD with Buzzer STM32 F303 MPU600</text:a></text:p>
          </table:table-cell>
          <table:table-cell table:style-name="ce20" table:formula="of:=[.D40]/[.E40]" office:value-type="currency" office:currency="EUR" office:value="14.13" calcext:value-type="currency">
            <text:p>14.13 €</text:p>
          </table:table-cell>
          <table:table-cell table:style-name="ce33" office:value-type="currency" office:currency="EUR" office:value="14.13" calcext:value-type="currency">
            <text:p>14.13 €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bangood</text:p>
          </table:table-cell>
          <table:table-cell table:style-name="ce41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Versandkosten</text:p>
          </table:table-cell>
          <table:table-cell table:style-name="ce4" office:value-type="string" calcext:value-type="string">
            <text:p>Bangood – Bestellnummer 13</text:p>
          </table:table-cell>
          <table:table-cell table:style-name="ce19" table:formula="of:=[.D41]/[.E41]" office:value-type="currency" office:currency="EUR" office:value="3.32" calcext:value-type="currency">
            <text:p>3.32 €</text:p>
          </table:table-cell>
          <table:table-cell table:style-name="ce34" table:formula="of:=0.28+3.04" office:value-type="currency" office:currency="EUR" office:value="3.32" calcext:value-type="currency">
            <text:p>3.32 €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bangood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Quadrocopter akku</text:p>
          </table:table-cell>
          <table:table-cell table:style-name="ce5" office:value-type="string" calcext:value-type="string">
            <text:p><text:a xlink:href="https://www.banggood.com/6PCS-ZOP-POWER-3_7V-600mAh-30C-1S-Lipo-Battery-JST-Plug-With-Charger-For-RC-Models-p-1329943.html?rmmds=myorder" xlink:type="simple">6PCS ZOP POWER 3.7V 600mAh 30C 1S Lipo Battery JST Plug With... </text:a></text:p>
          </table:table-cell>
          <table:table-cell table:style-name="ce20" table:formula="of:=[.D42]/[.E42]" office:value-type="currency" office:currency="EUR" office:value="15.01" calcext:value-type="currency">
            <text:p>15.01 €</text:p>
          </table:table-cell>
          <table:table-cell table:style-name="ce33" office:value-type="currency" office:currency="EUR" office:value="15.01" calcext:value-type="currency">
            <text:p>15.01 €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bangood</text:p>
          </table:table-cell>
          <table:table-cell table:style-name="ce41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Versandkosten</text:p>
          </table:table-cell>
          <table:table-cell table:style-name="ce4" office:value-type="string" calcext:value-type="string">
            <text:p>Bangood – Bestellnummer 14</text:p>
          </table:table-cell>
          <table:table-cell table:style-name="ce19" table:formula="of:=[.D43]/[.E43]" office:value-type="currency" office:currency="EUR" office:value="2.73" calcext:value-type="currency">
            <text:p>2.73 €</text:p>
          </table:table-cell>
          <table:table-cell table:style-name="ce34" table:formula="of:=0.3+2.43" office:value-type="currency" office:currency="EUR" office:value="2.73" calcext:value-type="currency">
            <text:p>2.73 €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bangood</text:p>
          </table:table-cell>
          <table:table-cell table:style-name="ce42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opeller rot</text:p>
          </table:table-cell>
          <table:table-cell table:style-name="ce5" office:value-type="string" calcext:value-type="string">
            <text:p><text:a xlink:href="https://www.banggood.com/10-Pairs-Kingkong-65mm-Blade-Propeller-Prop-20Pcs-for-720-8520-Coreless-Motor-DIY-Micro-Quadcopter-p-1092166.html?rmmds=myorder" xlink:type="simple">10 Pairs Kingkong 65mm Blade Propeller Prop 20Pcs for 720 8520</text:a></text:p>
          </table:table-cell>
          <table:table-cell table:style-name="ce20" table:formula="of:=[.D44]/[.E44]" office:value-type="currency" office:currency="EUR" office:value="4.41" calcext:value-type="currency">
            <text:p>4.41 €</text:p>
          </table:table-cell>
          <table:table-cell table:style-name="ce33" office:value-type="currency" office:currency="EUR" office:value="4.41" calcext:value-type="currency">
            <text:p>4.41 €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bangood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ropeller schwarz</text:p>
          </table:table-cell>
          <table:table-cell table:style-name="ce10" office:value-type="string" calcext:value-type="string">
            <text:p><text:a xlink:href="https://www.banggood.com/10-Pairs-Kingkong-65mm-Blade-Propeller-Prop-20Pcs-for-720-8520-Coreless-Motor-DIY-Micro-Quadcopter-p-1092166.html?rmmds=myorder" xlink:type="simple">10 Pairs Kingkong 65mm Blade Propeller Prop 20Pcs for 720 8520... </text:a></text:p>
          </table:table-cell>
          <table:table-cell table:style-name="ce19" table:formula="of:=[.D45]/[.E45]" office:value-type="currency" office:currency="EUR" office:value="4.41" calcext:value-type="currency">
            <text:p>4.41 €</text:p>
          </table:table-cell>
          <table:table-cell table:style-name="ce34" office:value-type="currency" office:currency="EUR" office:value="4.41" calcext:value-type="currency">
            <text:p>4.41 €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bangood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Quadrocopter receiver</text:p>
          </table:table-cell>
          <table:table-cell table:style-name="ce5" office:value-type="string" calcext:value-type="string">
            <text:p><text:a xlink:href="https://www.banggood.com/Tiny-Frsky-8CH-Receiver-Compatible-With-FRSKY-X9D-Plus-DJT-DFT-DHT-For-QX90-DIY-Micro-Quadcopter-p-1079963.html?rmmds=myorder" xlink:type="simple">Tiny Frsky 8CH Receiver Compatible With FRSKY X9D Plus DJT DFT... </text:a></text:p>
          </table:table-cell>
          <table:table-cell table:style-name="ce20" table:formula="of:=[.D46]/[.E46]" office:value-type="currency" office:currency="EUR" office:value="7.94" calcext:value-type="currency">
            <text:p>7.94 €</text:p>
          </table:table-cell>
          <table:table-cell table:style-name="ce20" office:value-type="currency" office:currency="EUR" office:value="7.94" calcext:value-type="currency">
            <text:p>7.94 €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bangood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Quadrocopter Motoren</text:p>
          </table:table-cell>
          <table:table-cell table:style-name="ce10" office:value-type="string" calcext:value-type="string">
            <text:p><text:a xlink:href="https://www.banggood.com/4X-Racerstar-8520-8_5x20mm-53500RPM-Coreless-Motor-for-Eachine-QX80-QX90-QX95-DIY-FPV-Quadcopter-p-1114280.html?rmmds=myorder" xlink:type="simple">4X Racerstar 8520 8.5x20mm 53500RPM Coreless Motor for Eachine.</text:a></text:p>
          </table:table-cell>
          <table:table-cell table:style-name="ce19" table:formula="of:=[.D47]/[.E47]" office:value-type="currency" office:currency="EUR" office:value="11.48" calcext:value-type="currency">
            <text:p>11.48 €</text:p>
          </table:table-cell>
          <table:table-cell table:style-name="ce34" office:value-type="currency" office:currency="EUR" office:value="11.48" calcext:value-type="currency">
            <text:p>11.48 €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bangood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Versandkosten</text:p>
          </table:table-cell>
          <table:table-cell table:style-name="ce3" office:value-type="string" calcext:value-type="string">
            <text:p>Bangood – Bestellnummer 15</text:p>
          </table:table-cell>
          <table:table-cell table:style-name="ce20" table:formula="of:=[.D48]/[.E48]" office:value-type="currency" office:currency="EUR" office:value="3.91" calcext:value-type="currency">
            <text:p>3.91 €</text:p>
          </table:table-cell>
          <table:table-cell table:style-name="ce33" table:formula="of:=0.61+3.3" office:value-type="currency" office:currency="EUR" office:value="3.91" calcext:value-type="currency">
            <text:p>3.91 €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bangood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Funken Spannungsversorgung</text:p>
          </table:table-cell>
          <table:table-cell table:style-name="ce10" office:value-type="string" calcext:value-type="string">
            <text:p><text:a xlink:href="https://www.banggood.com/3Pcs-LM2596-DC-DC-Adjustable-Step-Down-Power-Supply-Module-p-1029697.html" xlink:type="simple">3Pcs LM2596 DC-DC Adjustable Step Down Power Supply Module</text:a></text:p>
          </table:table-cell>
          <table:table-cell table:style-name="ce19" table:formula="of:=[.D49]/[.E49]" office:value-type="currency" office:currency="EUR" office:value="3.31" calcext:value-type="currency">
            <text:p>3.31 €</text:p>
          </table:table-cell>
          <table:table-cell table:style-name="ce19" office:value-type="currency" office:currency="EUR" office:value="3.31" calcext:value-type="currency">
            <text:p>3.31 €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bangood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Logic Konverter</text:p>
          </table:table-cell>
          <table:table-cell table:style-name="ce5" office:value-type="string" calcext:value-type="string">
            <text:p><text:a xlink:href="https://www.banggood.com/4-Chanels-Logic-Level-Converter-High-Speed-Bi-Directional-3_3V-5V-p-1243719.html" xlink:type="simple">RobotDyn® 4 Chanels Logic Level Converter High Speed Bi-Directional 3.3V-5V</text:a></text:p>
          </table:table-cell>
          <table:table-cell table:style-name="ce20" table:formula="of:=[.D50]/[.E50]" office:value-type="currency" office:currency="EUR" office:value="1.29" calcext:value-type="currency">
            <text:p>1.29 €</text:p>
          </table:table-cell>
          <table:table-cell table:style-name="ce20" office:value-type="currency" office:currency="EUR" office:value="1.29" calcext:value-type="currency">
            <text:p>1.29 €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bangood</text:p>
          </table:table-cell>
          <table:table-cell table:style-name="ce41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Quadrocopter Antenne</text:p>
          </table:table-cell>
          <table:table-cell table:style-name="ce10" office:value-type="string" calcext:value-type="string">
            <text:p><text:a xlink:href="https://www.banggood.com/3DBI-Brass-2_4G-Receiver-Antenna-Omnidirectional-IPEX-Port-Compatible-Futaba-JR-WFLY-p-1032401.html" xlink:type="simple">3DBI Brass 2.4G Receiver Antenna Omni Directional IPEX Port Compatible Futaba JR WFLY</text:a></text:p>
          </table:table-cell>
          <table:table-cell table:style-name="ce19" table:formula="of:=[.D51]/[.E51]" office:value-type="currency" office:currency="EUR" office:value="1.37" calcext:value-type="currency">
            <text:p>1.37 €</text:p>
          </table:table-cell>
          <table:table-cell table:style-name="ce19" office:value-type="currency" office:currency="EUR" office:value="1.37" calcext:value-type="currency">
            <text:p>1.37 €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bangood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Funken Joysticks </text:p>
          </table:table-cell>
          <table:table-cell table:style-name="ce5" office:value-type="string" calcext:value-type="string">
            <text:p><text:a xlink:href="https://www.banggood.com/5Pcs-PS2-Game-Joystick-Module-For-Arduino-p-951186.html" xlink:type="simple">5Pcs PS2 Game Joystick Module For Arduino</text:a></text:p>
          </table:table-cell>
          <table:table-cell table:style-name="ce20" table:formula="of:=[.D52]/[.E52]" office:value-type="currency" office:currency="EUR" office:value="4.15" calcext:value-type="currency">
            <text:p>4.15 €</text:p>
          </table:table-cell>
          <table:table-cell table:style-name="ce20" office:value-type="currency" office:currency="EUR" office:value="4.15" calcext:value-type="currency">
            <text:p>4.15 €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bangood</text:p>
          </table:table-cell>
          <table:table-cell table:style-name="ce41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Funken Controller</text:p>
          </table:table-cell>
          <table:table-cell table:style-name="ce10" office:value-type="string" calcext:value-type="string">
            <text:p><text:a xlink:href="https://www.banggood.com/Pro-Micro-5V-16M-Mini-Leonardo-Microcontroller-Development-Board-For-Arduino-p-1077675.html" xlink:type="simple">Pro Micro 5V 16M Mini Leonardo Microcontroller Development Board For Arduino</text:a></text:p>
          </table:table-cell>
          <table:table-cell table:style-name="ce19" table:formula="of:=[.D53]/[.E53]" office:value-type="currency" office:currency="EUR" office:value="6.72" calcext:value-type="currency">
            <text:p>6.72 €</text:p>
          </table:table-cell>
          <table:table-cell table:style-name="ce19" office:value-type="currency" office:currency="EUR" office:value="6.72" calcext:value-type="currency">
            <text:p>6.72 €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bangood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Funken Sender</text:p>
          </table:table-cell>
          <table:table-cell table:style-name="ce5" office:value-type="string" calcext:value-type="string">
            <text:p><text:a xlink:href="https://www.banggood.com/CC2500-PA-LNA-Romote-Wireless-Module-CC2500-SI4432-NRF24L01-p-922595.html" xlink:type="simple">CC2500 PA LNA Romote Wireless Module CC2500 SI4432</text:a></text:p>
          </table:table-cell>
          <table:table-cell table:style-name="ce20" table:formula="of:=[.D54]/[.E54]" office:value-type="currency" office:currency="EUR" office:value="4.41" calcext:value-type="currency">
            <text:p>4.41 €</text:p>
          </table:table-cell>
          <table:table-cell table:style-name="ce20" office:value-type="currency" office:currency="EUR" office:value="4.41" calcext:value-type="currency">
            <text:p>4.41 €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bangood</text:p>
          </table:table-cell>
          <table:table-cell table:style-name="ce41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Versandkosten</text:p>
          </table:table-cell>
          <table:table-cell table:style-name="ce4" office:value-type="string" calcext:value-type="string">
            <text:p>Bangood – Bestellnummer 16</text:p>
          </table:table-cell>
          <table:table-cell table:style-name="ce19" table:formula="of:=[.D55]/[.E55]" office:value-type="currency" office:currency="EUR" office:value="2.48" calcext:value-type="currency">
            <text:p>2.48 €</text:p>
          </table:table-cell>
          <table:table-cell table:style-name="ce19" office:value-type="currency" office:currency="EUR" office:value="2.48" calcext:value-type="currency">
            <text:p>2.48 €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bangood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2" table:number-columns-spanned="7" table:number-rows-spanned="1"/>
          <table:covered-table-cell table:style-name="ce4"/>
          <table:covered-table-cell table:number-columns-repeated="2" table:style-name="ce19"/>
          <table:covered-table-cell table:number-columns-repeated="3" table:style-name="ce42"/>
          <table:table-cell table:number-columns-repeated="1017"/>
        </table:table-row>
        <table:table-row table:style-name="ro2">
          <table:table-cell table:style-name="ce6" table:number-columns-repeated="2"/>
          <table:table-cell table:style-name="ce22" office:value-type="string" calcext:value-type="string" table:number-columns-spanned="1" table:number-rows-spanned="2">
            <text:p>SUMME</text:p>
          </table:table-cell>
          <table:table-cell table:style-name="ce35" office:value-type="currency" office:currency="USD" office:value="775.47" calcext:value-type="currency" table:number-columns-spanned="4" table:number-rows-spanned="1">
            <text:p>$775.47</text:p>
          </table:table-cell>
          <table:covered-table-cell table:number-columns-repeated="3" table:style-name="ce37"/>
          <table:table-cell table:number-columns-repeated="1017"/>
        </table:table-row>
        <table:table-row table:style-name="ro2">
          <table:table-cell table:style-name="ce6" table:number-columns-repeated="2"/>
          <table:covered-table-cell table:style-name="ce23"/>
          <table:table-cell table:style-name="ce36" table:formula="of:=SUM([.D35:.D55])" office:value-type="currency" office:currency="EUR" office:value="237.42" calcext:value-type="currency" table:number-columns-spanned="4" table:number-rows-spanned="1">
            <text:p>237.42 €</text:p>
          </table:table-cell>
          <table:covered-table-cell table:number-columns-repeated="3" table:style-name="ce37"/>
          <table:table-cell table:number-columns-repeated="1017"/>
        </table:table-row>
        <table:table-row table:style-name="ro2">
          <table:table-cell table:style-name="ce6" table:number-columns-repeated="2"/>
          <table:table-cell table:style-name="ce22" office:value-type="string" calcext:value-type="string" table:number-columns-spanned="5" table:number-rows-spanned="1">
            <text:p>Umrechnungkurs Dollar zu Euro (stand 20 Dec)</text:p>
          </table:table-cell>
          <table:covered-table-cell table:number-columns-repeated="4" table:style-name="ce37"/>
          <table:table-cell table:number-columns-repeated="1017"/>
        </table:table-row>
        <table:table-row table:style-name="ro2">
          <table:table-cell table:style-name="ce6" table:number-columns-repeated="2"/>
          <table:table-cell table:style-name="ce24" office:value-type="float" office:value="0.87" calcext:value-type="float" table:number-columns-spanned="5" table:number-rows-spanned="1">
            <text:p>0,87</text:p>
          </table:table-cell>
          <table:covered-table-cell table:number-columns-repeated="4" table:style-name="ce38"/>
          <table:table-cell table:number-columns-repeated="1017"/>
        </table:table-row>
        <table:table-row table:style-name="ro2">
          <table:table-cell table:style-name="ce6" table:number-columns-repeated="2"/>
          <table:table-cell table:style-name="ce25" office:value-type="string" calcext:value-type="string">
            <text:p>SUMME</text:p>
          </table:table-cell>
          <table:table-cell table:style-name="ce36" table:formula="of:=[.D58]+[.D57]*[.C60]" office:value-type="currency" office:currency="EUR" office:value="912.0789" calcext:value-type="currency" table:number-columns-spanned="4" table:number-rows-spanned="1">
            <text:p>912.08 €</text:p>
          </table:table-cell>
          <table:covered-table-cell table:number-columns-repeated="3" table:style-name="ce38"/>
          <table:table-cell table:number-columns-repeated="1017"/>
        </table:table-row>
        <table:table-row table:style-name="ro2" table:number-rows-repeated="3">
          <table:table-cell table:number-columns-repeated="2"/>
          <table:table-cell table:style-name="ce26" table:number-columns-repeated="5"/>
          <table:table-cell table:number-columns-repeated="1017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eiten" table:style-name="ta1">
        <table:table-column table:style-name="co9" table:default-cell-style-name="ce47"/>
        <table:table-column table:style-name="co8" table:default-cell-style-name="ce50"/>
        <table:table-column table:style-name="co8" table:default-cell-style-name="ce53"/>
        <table:table-column table:style-name="co10" table:default-cell-style-name="ce56"/>
        <table:table-column table:style-name="co10" table:default-cell-style-name="ce53"/>
        <table:table-column table:style-name="co10" table:default-cell-style-name="ce56"/>
        <table:table-column table:style-name="co10" table:default-cell-style-name="ce53"/>
        <table:table-column table:style-name="co10" table:default-cell-style-name="ce56"/>
        <table:table-column table:style-name="co10" table:default-cell-style-name="ce53"/>
        <table:table-column table:style-name="co10" table:default-cell-style-name="ce56"/>
        <table:table-column table:style-name="co10" table:default-cell-style-name="ce53"/>
        <table:table-row table:style-name="ro3">
          <table:table-cell table:style-name="ce45" office:value-type="string" calcext:value-type="string">
            <text:p>Bescreibung</text:p>
          </table:table-cell>
          <table:table-cell table:style-name="ce45" office:value-type="string" calcext:value-type="string">
            <text:p>Datum</text:p>
          </table:table-cell>
          <table:table-cell table:style-name="ce45" office:value-type="string" calcext:value-type="string">
            <text:p>Stunden</text:p>
          </table:table-cell>
          <table:table-cell table:style-name="ce54" office:value-type="string" calcext:value-type="string" table:number-columns-spanned="2" table:number-rows-spanned="1">
            <text:p>Philipp </text:p>
          </table:table-cell>
          <table:covered-table-cell table:style-name="ce58"/>
          <table:table-cell table:style-name="ce59" office:value-type="string" calcext:value-type="string" table:number-columns-spanned="2" table:number-rows-spanned="1">
            <text:p>Thomas</text:p>
          </table:table-cell>
          <table:covered-table-cell table:style-name="ce45"/>
          <table:table-cell table:style-name="ce45" office:value-type="string" calcext:value-type="string">
            <text:p>Alex</text:p>
          </table:table-cell>
          <table:table-cell table:style-name="ce45"/>
          <table:table-cell table:style-name="ce59" office:value-type="string" calcext:value-type="string" table:number-columns-spanned="2" table:number-rows-spanned="1">
            <text:p>Mara</text:p>
          </table:table-cell>
          <table:covered-table-cell table:style-name="ce45"/>
        </table:table-row>
        <table:table-row table:style-name="ro3">
          <table:table-cell table:style-name="ce46" office:value-type="string" calcext:value-type="string" table:number-columns-spanned="11" table:number-rows-spanned="1">
            <text:p>Vorbereitung</text:p>
          </table:table-cell>
          <table:covered-table-cell table:number-columns-repeated="2" table:style-name="ce49"/>
          <table:covered-table-cell table:number-columns-repeated="2" table:style-name="ce55"/>
          <table:covered-table-cell table:number-columns-repeated="6" table:style-name="ce51"/>
        </table:table-row>
        <table:table-row table:style-name="ro3">
          <table:table-cell office:value-type="string" calcext:value-type="string">
            <text:p>Teile zusammenstellen + Bestellungen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IF([.D3]=&quot;x&quot;;[.$C3];0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IF([.F3]=&quot;x&quot;;[.$C3];0)" office:value-type="float" office:value="7" calcext:value-type="float">
            <text:p>7</text:p>
          </table:table-cell>
          <table:table-cell/>
          <table:table-cell table:formula="of:=IF([.H3]=&quot;x&quot;;[.$C3];0)" office:value-type="float" office:value="0" calcext:value-type="float">
            <text:p>0</text:p>
          </table:table-cell>
          <table:table-cell/>
          <table:table-cell table:formula="of:=IF([.J3]=&quot;x&quot;;[.$C3];0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rototypen 3d model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formula="of:=IF([.D4]=&quot;x&quot;;[.$C4];0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formula="of:=IF([.F4]=&quot;x&quot;;[.$C4];0)" office:value-type="float" office:value="6" calcext:value-type="float">
            <text:p>6</text:p>
          </table:table-cell>
          <table:table-cell/>
          <table:table-cell table:formula="of:=IF([.H4]=&quot;x&quot;;[.$C4];0)" office:value-type="float" office:value="0" calcext:value-type="float">
            <text:p>0</text:p>
          </table:table-cell>
          <table:table-cell/>
          <table:table-cell table:formula="of:=IF([.J4]=&quot;x&quot;;[.$C4];0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rogrammierung Funk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table:formula="of:=IF([.D5]=&quot;x&quot;;[.$C5];0)" office:value-type="float" office:value="18" calcext:value-type="float">
            <text:p>18</text:p>
          </table:table-cell>
          <table:table-cell/>
          <table:table-cell table:formula="of:=IF([.F5]=&quot;x&quot;;[.$C5];0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formula="of:=IF([.H5]=&quot;x&quot;;[.$C5];0)" office:value-type="float" office:value="18" calcext:value-type="float">
            <text:p>18</text:p>
          </table:table-cell>
          <table:table-cell/>
          <table:table-cell table:formula="of:=IF([.J5]=&quot;x&quot;;[.$C5];0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urszusammenstellung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D6]=&quot;x&quot;;[.$C6];0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F6]=&quot;x&quot;;[.$C6];0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H6]=&quot;x&quot;;[.$C6];0)" office:value-type="float" office:value="5" calcext:value-type="float">
            <text:p>5</text:p>
          </table:table-cell>
          <table:table-cell/>
          <table:table-cell table:formula="of:=IF([.J6]=&quot;x&quot;;[.$C6];0)" office:value-type="float" office:value="0" calcext:value-type="float">
            <text:p>0</text:p>
          </table:table-cell>
        </table:table-row>
        <table:table-row table:style-name="ro3">
          <table:table-cell table:style-name="ce45" office:value-type="string" calcext:value-type="string">
            <text:p>Bescreibung</text:p>
          </table:table-cell>
          <table:table-cell table:style-name="ce45" office:value-type="string" calcext:value-type="string">
            <text:p>Datum</text:p>
          </table:table-cell>
          <table:table-cell table:style-name="ce45" office:value-type="string" calcext:value-type="string">
            <text:p>Stunden</text:p>
          </table:table-cell>
          <table:table-cell table:style-name="ce54" office:value-type="string" calcext:value-type="string" table:number-columns-spanned="2" table:number-rows-spanned="1">
            <text:p>Philipp</text:p>
          </table:table-cell>
          <table:covered-table-cell table:formula="of:=IF([.D7]=&quot;x&quot;;[.$C7];0)" office:value-type="float" office:value="0" calcext:value-type="float">
            <text:p>0</text:p>
          </table:covered-table-cell>
          <table:table-cell table:style-name="ce59" office:value-type="string" calcext:value-type="string" table:number-columns-spanned="2" table:number-rows-spanned="1">
            <text:p>Thomas</text:p>
          </table:table-cell>
          <table:covered-table-cell table:style-name="ce45"/>
          <table:table-cell table:style-name="ce45" office:value-type="string" calcext:value-type="string">
            <text:p>Alex</text:p>
          </table:table-cell>
          <table:table-cell table:style-name="ce45"/>
          <table:table-cell table:style-name="ce59" office:value-type="string" calcext:value-type="string" table:number-columns-spanned="2" table:number-rows-spanned="1">
            <text:p>Mara</text:p>
          </table:table-cell>
          <table:covered-table-cell table:style-name="ce45"/>
        </table:table-row>
        <table:table-row table:style-name="ro3">
          <table:table-cell table:style-name="ce46" office:value-type="string" calcext:value-type="string" table:number-columns-spanned="11" table:number-rows-spanned="1">
            <text:p>Kurs Inhalt</text:p>
          </table:table-cell>
          <table:covered-table-cell table:number-columns-repeated="3" table:style-name="ce51"/>
          <table:covered-table-cell/>
          <table:covered-table-cell table:number-columns-repeated="6" table:style-name="ce51"/>
        </table:table-row>
        <table:table-row table:style-name="ro3">
          <table:table-cell office:value-type="string" calcext:value-type="string">
            <text:p>Kurs 1 Kennenlernen</text:p>
          </table:table-cell>
          <table:table-cell office:value-type="date" office:date-value="2018-11-08" calcext:value-type="date">
            <text:p>08.11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9]=&quot;x&quot;;[.$C9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F9]=&quot;x&quot;;[.$C9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H9]=&quot;x&quot;;[.$C9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J9]=&quot;x&quot;;[.$C9];0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urs 2 Simulator</text:p>
          </table:table-cell>
          <table:table-cell table:formula="of:=[.B9]+7" office:value-type="date" office:date-value="2018-11-15" calcext:value-type="date">
            <text:p>15.11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10]=&quot;x&quot;;[.$C10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F10]=&quot;x&quot;;[.$C10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H10]=&quot;x&quot;;[.$C10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J10]=&quot;x&quot;;[.$C10];0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urs 3 Lötkolben</text:p>
          </table:table-cell>
          <table:table-cell table:formula="of:=[.B10]+7" office:value-type="date" office:date-value="2018-11-22" calcext:value-type="date">
            <text:p>22.11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11]=&quot;x&quot;;[.$C11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F11]=&quot;x&quot;;[.$C11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H11]=&quot;x&quot;;[.$C11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J11]=&quot;x&quot;;[.$C11];0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urs 4 Linien-folge</text:p>
          </table:table-cell>
          <table:table-cell table:formula="of:=[.B11]+7" office:value-type="date" office:date-value="2018-11-29" calcext:value-type="date">
            <text:p>29.11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12]=&quot;x&quot;;[.$C12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F12]=&quot;x&quot;;[.$C12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H12]=&quot;x&quot;;[.$C12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J12]=&quot;x&quot;;[.$C12];0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urs 5 Linien-folge</text:p>
          </table:table-cell>
          <table:table-cell table:formula="of:=[.B12]+7" office:value-type="date" office:date-value="2018-12-06" calcext:value-type="date">
            <text:p>06.12.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D13]=&quot;x&quot;;[.$C13];0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F13]=&quot;x&quot;;[.$C13];0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H13]=&quot;x&quot;;[.$C13];0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J13]=&quot;x&quot;;[.$C13];0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Kurs 6 Weihnachtsledbaum</text:p>
          </table:table-cell>
          <table:table-cell table:formula="of:=[.B13]+7" office:value-type="date" office:date-value="2018-12-13" calcext:value-type="date">
            <text:p>13.12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14]=&quot;x&quot;;[.$C14];0)" office:value-type="float" office:value="2" calcext:value-type="float">
            <text:p>2</text:p>
          </table:table-cell>
          <table:table-cell/>
          <table:table-cell table:formula="of:=IF([.F14]=&quot;x&quot;;[.$C14];0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formula="of:=IF([.H14]=&quot;x&quot;;[.$C14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J14]=&quot;x&quot;;[.$C14];0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urs 7 Weihnachtsledbaum</text:p>
          </table:table-cell>
          <table:table-cell table:formula="of:=[.B14]+7" office:value-type="date" office:date-value="2018-12-20" calcext:value-type="date">
            <text:p>20.12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15]=&quot;x&quot;;[.$C15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F15]=&quot;x&quot;;[.$C15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H15]=&quot;x&quot;;[.$C15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J15]=&quot;x&quot;;[.$C15];0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urs 8 Quadrocopter</text:p>
          </table:table-cell>
          <table:table-cell office:value-type="date" office:date-value="2019-01-10" calcext:value-type="date">
            <text:p>10.01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16]=&quot;x&quot;;[.$C16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F16]=&quot;x&quot;;[.$C16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H16]=&quot;x&quot;;[.$C16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J16]=&quot;x&quot;;[.$C16];0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urs 9 Holzgehäuse für die Fernsteuerung</text:p>
          </table:table-cell>
          <table:table-cell table:formula="of:=[.B16]+7" office:value-type="date" office:date-value="2019-01-17" calcext:value-type="date">
            <text:p>17.01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17]=&quot;x&quot;;[.$C17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F17]=&quot;x&quot;;[.$C17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H17]=&quot;x&quot;;[.$C17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J17]=&quot;x&quot;;[.$C17];0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urs 10 Löten Fernsteuerung</text:p>
          </table:table-cell>
          <table:table-cell table:formula="of:=[.B17]+7" office:value-type="date" office:date-value="2019-01-24" calcext:value-type="date">
            <text:p>24.01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18]=&quot;x&quot;;[.$C18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F18]=&quot;x&quot;;[.$C18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H18]=&quot;x&quot;;[.$C18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J18]=&quot;x&quot;;[.$C18];0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urs 11 Fernsteuerung</text:p>
          </table:table-cell>
          <table:table-cell table:formula="of:=[.B18]+7" office:value-type="date" office:date-value="2019-01-31" calcext:value-type="date">
            <text:p>31.01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19]=&quot;x&quot;;[.$C19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F19]=&quot;x&quot;;[.$C19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H19]=&quot;x&quot;;[.$C19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J19]=&quot;x&quot;;[.$C19];0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urs 12 Erstes Fliegen </text:p>
          </table:table-cell>
          <table:table-cell table:formula="of:=[.B19]+7" office:value-type="date" office:date-value="2019-02-07" calcext:value-type="date">
            <text:p>07.02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20]=&quot;x&quot;;[.$C20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F20]=&quot;x&quot;;[.$C20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H20]=&quot;x&quot;;[.$C20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J20]=&quot;x&quot;;[.$C20];0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urs 13 Manövrieren des Quadrocopters</text:p>
          </table:table-cell>
          <table:table-cell table:formula="of:=[.B20]+7" office:value-type="date" office:date-value="2019-02-14" calcext:value-type="date">
            <text:p>14.02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21]=&quot;x&quot;;[.$C21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F21]=&quot;x&quot;;[.$C21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H21]=&quot;x&quot;;[.$C21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J21]=&quot;x&quot;;[.$C21];0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urs 14 Manövrieren des Quadrocopters</text:p>
          </table:table-cell>
          <table:table-cell table:formula="of:=[.B21]+7" office:value-type="date" office:date-value="2019-02-21" calcext:value-type="date">
            <text:p>21.02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22]=&quot;x&quot;;[.$C22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F22]=&quot;x&quot;;[.$C22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H22]=&quot;x&quot;;[.$C22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J22]=&quot;x&quot;;[.$C22];0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urs 15 Wettrennen?</text:p>
          </table:table-cell>
          <table:table-cell table:formula="of:=[.B22]+7" office:value-type="date" office:date-value="2019-02-28" calcext:value-type="date">
            <text:p>28.02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23]=&quot;x&quot;;[.$C23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F23]=&quot;x&quot;;[.$C23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H23]=&quot;x&quot;;[.$C23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J23]=&quot;x&quot;;[.$C23];0)" office:value-type="float" office:value="2" calcext:value-type="float">
            <text:p>2</text:p>
          </table:table-cell>
        </table:table-row>
        <table:table-row table:style-name="ro3">
          <table:table-cell table:style-name="ce48" office:value-type="string" calcext:value-type="string" table:number-columns-spanned="3" table:number-rows-spanned="1">
            <text:p>SUMME</text:p>
          </table:table-cell>
          <table:covered-table-cell table:number-columns-repeated="2" table:style-name="ce52"/>
          <table:table-cell table:style-name="ce57" table:formula="of:=SUM([.E3:.E23])" office:value-type="float" office:value="67" calcext:value-type="float" table:number-columns-spanned="2" table:number-rows-spanned="1">
            <text:p>67</text:p>
          </table:table-cell>
          <table:covered-table-cell table:style-name="ce57" table:formula="of:=SUM([.F3:.F23])" office:value-type="float" office:value="0" calcext:value-type="float">
            <text:p>0</text:p>
          </table:covered-table-cell>
          <table:table-cell table:style-name="ce57" table:formula="of:=SUM([.G3:.G23])" office:value-type="float" office:value="47" calcext:value-type="float" table:number-columns-spanned="2" table:number-rows-spanned="1">
            <text:p>47</text:p>
          </table:table-cell>
          <table:covered-table-cell table:style-name="ce57"/>
          <table:table-cell table:style-name="ce57" table:formula="of:=SUM([.I3:.I23])" office:value-type="float" office:value="54" calcext:value-type="float" table:number-columns-spanned="2" table:number-rows-spanned="1">
            <text:p>54</text:p>
          </table:table-cell>
          <table:covered-table-cell table:style-name="ce57"/>
          <table:table-cell table:style-name="ce57" table:formula="of:=SUM([.K3:.K23])" office:value-type="float" office:value="31" calcext:value-type="float" table:number-columns-spanned="2" table:number-rows-spanned="1">
            <text:p>31</text:p>
          </table:table-cell>
          <table:covered-table-cell table:style-name="ce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 Display O" svg:font-family="'Linux Libertine Display O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0">00/00/0000</text:date>, <text:time style:data-style-name="N2" text:time-value="15:20:24.2130950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9:40:53.028119227</meta:creation-date>
    <dc:date>2019-01-10T15:24:53.822112813</dc:date>
    <meta:editing-duration>PT2H33M34S</meta:editing-duration>
    <meta:editing-cycles>13</meta:editing-cycles>
    <meta:generator>LibreOffice/4.2.8.2$Linux_X86_64 LibreOffice_project/420m0$Build-2</meta:generator>
    <dc:creator>pschoen </dc:creator>
    <meta:printed-by>pschoen </meta:printed-by>
    <meta:print-date>2019-01-10T15:24:49.637456045</meta:print-date>
    <meta:document-statistic meta:table-count="2" meta:cell-count="591" meta:object-count="0"/>
  </office:meta>
</office:document-meta>
</file>